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.6799in" table:align="center"/>
    </style:style>
    <style:style style:name="Table2.A" style:family="table-column">
      <style:table-column-properties style:column-width="1.3396in"/>
    </style:style>
    <style:style style:name="Table2.B" style:family="table-column">
      <style:table-column-properties style:column-width="1.34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3.8125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5938in"/>
    </style:style>
    <style:style style:name="Table1.C" style:family="table-column">
      <style:table-column-properties style:column-width="0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188in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officeooo:rsid="00408519" officeooo:paragraph-rsid="00408519"/>
    </style:style>
    <style:style style:name="P3" style:family="paragraph" style:parent-style-name="Frame_20_contents">
      <style:paragraph-properties fo:text-align="start" style:justify-single-word="false"/>
      <style:text-properties officeooo:paragraph-rsid="004c89a0"/>
    </style:style>
    <style:style style:name="P4" style:family="paragraph" style:parent-style-name="Table_20_Contents">
      <style:paragraph-properties fo:text-align="start" style:justify-single-word="false"/>
      <style:text-properties officeooo:rsid="004922d1" officeooo:paragraph-rsid="004c89a0"/>
    </style:style>
    <style:style style:name="P5" style:family="paragraph" style:parent-style-name="Table_20_Contents">
      <style:paragraph-properties fo:text-align="start" style:justify-single-word="false"/>
      <style:text-properties officeooo:paragraph-rsid="004c89a0"/>
    </style:style>
    <style:style style:name="P6" style:family="paragraph" style:parent-style-name="Table_20_Contents">
      <style:paragraph-properties fo:text-align="start" style:justify-single-word="false"/>
      <style:text-properties officeooo:paragraph-rsid="004e83d1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e8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4e8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paragraph-rsid="004c89a0"/>
    </style:style>
    <style:style style:name="P10" style:family="paragraph" style:parent-style-name="Standard">
      <style:text-properties officeooo:paragraph-rsid="003ec538"/>
    </style:style>
    <style:style style:name="P11" style:family="paragraph" style:parent-style-name="Standard">
      <style:text-properties officeooo:paragraph-rsid="004e83d1"/>
    </style:style>
    <style:style style:name="P12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4e83d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e83d1" officeooo:paragraph-rsid="004e83d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officeooo:paragraph-rsid="004c89a0"/>
    </style:style>
    <style:style style:name="P15" style:family="paragraph" style:parent-style-name="Table_20_Contents">
      <style:paragraph-properties fo:text-align="start" style:justify-single-word="false"/>
      <style:text-properties officeooo:paragraph-rsid="00568e29"/>
    </style:style>
    <style:style style:name="P16" style:family="paragraph" style:parent-style-name="Table_20_Contents">
      <style:paragraph-properties fo:text-align="start" style:justify-single-word="false"/>
      <style:text-properties officeooo:rsid="0054aeed" officeooo:paragraph-rsid="0054aeed"/>
    </style:style>
    <style:style style:name="T1" style:family="text">
      <style:text-properties officeooo:rsid="004922d1"/>
    </style:style>
    <style:style style:name="T2" style:family="text">
      <style:text-properties officeooo:rsid="0048b2ca"/>
    </style:style>
    <style:style style:name="T3" style:family="text">
      <style:text-properties officeooo:rsid="004edcf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mp City" text:name="py3o.contact.city"/>
        <text:user-field-decl office:value-type="string" office:string-value="Employee Name" text:name="py3o.contact.name"/>
        <text:user-field-decl office:value-type="string" office:string-value="Employee Phone" text:name="py3o.contact.phone"/>
        <text:user-field-decl office:value-type="string" office:string-value="Emp State" text:name="py3o.contact.state"/>
        <text:user-field-decl office:value-type="string" office:string-value="Employee Street" text:name="py3o.contact.street"/>
        <text:user-field-decl office:value-type="string" office:string-value="Emp Zip" text:name="py3o.contact.zip"/>
        <text:user-field-decl office:value-type="string" office:string-value="Payment Id" text:name="py3o.payment.id"/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ompany Phone" text:name="py3o.company.phone"/>
        <text:user-field-decl office:value-type="string" office:string-value="Total time" text:name="py3o.time.actual"/>
        <text:user-field-decl office:value-type="string" office:string-value="Adjusted time" text:name="py3o.time.adjusted"/>
        <text:user-field-decl office:value-type="string" office:string-value="Cost sharing time" text:name="py3o.time.cost_sharing"/>
        <text:user-field-decl office:value-type="string" office:string-value="Profit sharing time" text:name="py3o.time.profit_sharing"/>
        <text:user-field-decl office:value-type="string" office:string-value="Efficiency" text:name="py3o.time.efficiency"/>
        <text:user-field-decl office:value-type="string" office:string-value="Time Out" text:name="py3o.line.time_out"/>
        <text:user-field-decl office:value-type="string" office:string-value="Total" text:name="py3o.line.total"/>
        <text:user-field-decl office:value-type="string" office:string-value="Time In" text:name="py3o.line.time_in"/>
        <text:user-field-decl office:value-type="string" office:string-value="Wage" text:name="py3o.time.wage"/>
        <text:user-field-decl office:value-type="string" office:string-value="Payment due" text:name="py3o.time.payment_due"/>
      </text:user-field-decls>
      <text:p text:style-name="P13">Time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3">Time In</text:p>
          </table:table-cell>
          <table:table-cell table:style-name="Table1.A1" office:value-type="string">
            <text:p text:style-name="P13">Time Out</text:p>
          </table:table-cell>
          <table:table-cell table:style-name="Table1.C1" office:value-type="string">
            <text:p text:style-name="P13">Total</text:p>
          </table:table-cell>
        </table:table-row>
        <table:table-row table:style-name="Table1.1">
          <table:table-cell table:style-name="Table1.A2" office:value-type="string">
            <text:p text:style-name="P6"><text:a xlink:type="simple" xlink:href="py3o://for=%22line%20in%20maintenance%22" text:style-name="Internet_20_link" text:visited-style-name="Visited_20_Internet_20_Link"><text:span text:style-name="T3">for="line in maintenance"</text:span></text:a>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7"><text:user-field-get text:name="py3o.line.time_in">Time In</text:user-field-get></text:p>
          </table:table-cell>
          <table:table-cell table:style-name="Table1.A2" office:value-type="string">
            <text:p text:style-name="P8"><text:user-field-get text:name="py3o.line.time_out">Time Out</text:user-field-get></text:p>
          </table:table-cell>
          <table:table-cell table:style-name="Table1.C2" office:value-type="string">
            <text:p text:style-name="P8"><text:user-field-get text:name="py3o.line.total">Total</text:user-field-get></text:p>
          </table:table-cell>
        </table:table-row>
        <table:table-row table:style-name="Table1.4">
          <table:table-cell table:style-name="Table1.A2" office:value-type="string">
            <text:p text:style-name="P8"><text:a xlink:type="simple" xlink:href="py3o:///for" text:style-name="Internet_20_link" text:visited-style-name="Visited_20_Internet_20_Link">/for</text:a>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2.6799in" table:align="center"/>
    </style:style>
    <style:style style:name="Table2.A" style:family="table-column">
      <style:table-column-properties style:column-width="1.3396in"/>
    </style:style>
    <style:style style:name="Table2.B" style:family="table-column">
      <style:table-column-properties style:column-width="1.34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itle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  <style:text-properties officeooo:rsid="00408519" officeooo:paragraph-rsid="00408519"/>
    </style:style>
    <style:style style:name="MP3" style:family="paragraph" style:parent-style-name="Frame_20_contents">
      <style:paragraph-properties fo:text-align="start" style:justify-single-word="false"/>
      <style:text-properties officeooo:paragraph-rsid="004c89a0"/>
    </style:style>
    <style:style style:name="MP4" style:family="paragraph" style:parent-style-name="Table_20_Contents">
      <style:paragraph-properties fo:text-align="start" style:justify-single-word="false"/>
      <style:text-properties officeooo:rsid="004922d1" officeooo:paragraph-rsid="004c89a0"/>
    </style:style>
    <style:style style:name="MP5" style:family="paragraph" style:parent-style-name="Table_20_Contents">
      <style:paragraph-properties fo:text-align="start" style:justify-single-word="false"/>
      <style:text-properties officeooo:paragraph-rsid="004c89a0"/>
    </style:style>
    <style:style style:name="MP6" style:family="paragraph" style:parent-style-name="Table_20_Contents">
      <style:paragraph-properties fo:text-align="start" style:justify-single-word="false"/>
      <style:text-properties officeooo:rsid="0054aeed" officeooo:paragraph-rsid="0054aeed"/>
    </style:style>
    <style:style style:name="MP7" style:family="paragraph" style:parent-style-name="Table_20_Contents">
      <style:paragraph-properties fo:text-align="start" style:justify-single-word="false"/>
      <style:text-properties officeooo:paragraph-rsid="00568e29"/>
    </style:style>
    <style:style style:name="MP8" style:family="paragraph" style:parent-style-name="Standard">
      <style:text-properties officeooo:paragraph-rsid="004c89a0"/>
    </style:style>
    <style:style style:name="MP9" style:family="paragraph" style:parent-style-name="Standard">
      <style:text-properties officeooo:paragraph-rsid="003ec538"/>
    </style:style>
    <style:style style:name="MT1" style:family="text">
      <style:text-properties officeooo:rsid="004922d1"/>
    </style:style>
    <style:style style:name="MT2" style:family="text">
      <style:text-properties officeooo:rsid="0048b2ca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fill-image-width="0in" draw:fill-image-height="0in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vertical-pos="from-top" style:vertical-rel="paragraph" style:horizontal-pos="from-left" style:horizontal-rel="paragraph"/>
    </style:style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2.7in" fo:margin-left="0in" fo:margin-right="0in" fo:margin-bottom="0.2in" fo:background-color="transparent" style:dynamic-spacing="false" draw:fill="none" draw:fill-color="#99ccf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Emp City" text:name="py3o.contact.city"/>
          <text:user-field-decl office:value-type="string" office:string-value="Employee Name" text:name="py3o.contact.name"/>
          <text:user-field-decl office:value-type="string" office:string-value="Employee Phone" text:name="py3o.contact.phone"/>
          <text:user-field-decl office:value-type="string" office:string-value="Emp State" text:name="py3o.contact.state"/>
          <text:user-field-decl office:value-type="string" office:string-value="Employee Street" text:name="py3o.contact.street"/>
          <text:user-field-decl office:value-type="string" office:string-value="Emp Zip" text:name="py3o.contact.zip"/>
          <text:user-field-decl office:value-type="string" office:string-value="Payment Id" text:name="py3o.payment.id"/>
        </text:user-field-decls>
        <text:p text:style-name="MP1"><draw:frame draw:style-name="Mfr1" draw:name="Frame1" text:anchor-type="paragraph" svg:x="5.7555in" svg:y="0.0307in" svg:width="1.8681in" svg:height="1.1256in" draw:z-index="0"><draw:text-box><text:p text:style-name="MP2"><text:user-field-get text:name="py3o.company.name">Company Name</text:user-field-get></text:p><text:p text:style-name="MP2"><text:user-field-get text:name="py3o.company.street">Company Street</text:user-field-get></text:p><text:p text:style-name="MP2"><text:user-field-get text:name="py3o.company.city">Company City</text:user-field-get> <text:user-field-get text:name="py3o.company.state">Company State</text:user-field-get> <text:user-field-get text:name="py3o.company.zip">Company Zip</text:user-field-get></text:p><text:p text:style-name="MP2"><text:user-field-get text:name="py3o.company.phone">Company Phone</text:user-field-get></text:p></draw:text-box></draw:frame><draw:frame draw:style-name="Mfr2" draw:name="Frame2" text:anchor-type="paragraph" svg:x="2.4909in" svg:y="0.0339in" svg:width="2.8882in" draw:z-index="1"><draw:text-box fo:min-height="2.1571in"><text:p text:style-name="MP3"/><table:table table:name="Table2" table:style-name="Table2"><table:table-column table:style-name="Table2.A"/><table:table-column table:style-name="Table2.B"/><table:table-row><table:table-cell table:style-name="Table2.A1" office:value-type="string"><text:p text:style-name="MP4">Total time</text:p></table:table-cell><table:table-cell table:style-name="Table2.B1" office:value-type="string"><text:p text:style-name="MP5"><text:user-field-get text:name="py3o.time.actual">Total time</text:user-field-get></text:p></table:table-cell></table:table-row><table:table-row><table:table-cell table:style-name="Table2.A2" office:value-type="string"><text:p text:style-name="MP4">Adjusted time</text:p></table:table-cell><table:table-cell table:style-name="Table2.B2" office:value-type="string"><text:p text:style-name="MP5"><text:user-field-get text:name="py3o.time.adjusted">Adjusted time</text:user-field-get></text:p></table:table-cell></table:table-row><table:table-row><table:table-cell table:style-name="Table2.A2" office:value-type="string"><text:p text:style-name="MP4">Cost sharing time</text:p></table:table-cell><table:table-cell table:style-name="Table2.B2" office:value-type="string"><text:p text:style-name="MP5"><text:user-field-get text:name="py3o.time.cost_sharing">Cost sharing time</text:user-field-get></text:p></table:table-cell></table:table-row><table:table-row><table:table-cell table:style-name="Table2.A2" office:value-type="string"><text:p text:style-name="MP4">Profit sharing time</text:p></table:table-cell><table:table-cell table:style-name="Table2.B2" office:value-type="string"><text:p text:style-name="MP5"><text:user-field-get text:name="py3o.time.profit_sharing">Profit sharing time</text:user-field-get></text:p></table:table-cell></table:table-row><table:table-row><table:table-cell table:style-name="Table2.A2" office:value-type="string"><text:p text:style-name="MP4">Efficiency</text:p></table:table-cell><table:table-cell table:style-name="Table2.B5" office:value-type="string"><text:p text:style-name="MP5"><text:user-field-get text:name="py3o.time.efficiency">Efficiency</text:user-field-get></text:p></table:table-cell></table:table-row><table:table-row><table:table-cell table:style-name="Table2.A2" office:value-type="string"><text:p text:style-name="MP6">Wage</text:p></table:table-cell><table:table-cell table:style-name="Table2.B5" office:value-type="string"><text:p text:style-name="MP7"><text:user-field-get text:name="py3o.time.wage">Wage</text:user-field-get></text:p></table:table-cell></table:table-row><table:table-row><table:table-cell table:style-name="Table2.A2" office:value-type="string"><text:p text:style-name="MP6">Payment due</text:p></table:table-cell><table:table-cell table:style-name="Table2.B5" office:value-type="string"><text:p text:style-name="MP5"><text:user-field-get text:name="py3o.time.payment_due">Payment due</text:user-field-get></text:p></table:table-cell></table:table-row></table:table><text:p text:style-name="MP8"/></draw:text-box></draw:frame><text:span text:style-name="MT1">Report</text:span> <text:span text:style-name="MT2">for</text:span>:</text:p>
        <text:p text:style-name="MP8"><text:user-field-get text:name="py3o.contact.name">Employee Name</text:user-field-get></text:p>
        <text:p text:style-name="MP9"><text:user-field-get text:name="py3o.contact.street">Employee Street</text:user-field-get></text:p>
        <text:p text:style-name="MP9"><text:user-field-get text:name="py3o.contact.city">Emp City</text:user-field-get> <text:user-field-get text:name="py3o.contact.state">Emp State</text:user-field-get> <text:user-field-get text:name="py3o.contact.zip">Emp Zip</text:user-field-get></text:p>
        <text:p text:style-name="MP9"><text:user-field-get text:name="py3o.contact.phone">Employee Phone</text:user-field-get></text:p>
        <text:p text:style-name="MP9"/>
        <text:p text:style-name="MP9"><text:user-field-get text:name="py3o.payment.id">Payment Id</text:user-field-ge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Florent Aide</meta:initial-creator>
    <meta:creation-date>2010-09-07T17:55:48</meta:creation-date>
    <dc:date>2017-04-26T19:02:31.021597986</dc:date>
    <dc:language>en-GB</dc:language>
    <meta:editing-cycles>79</meta:editing-cycles>
    <meta:editing-duration>PT16H16M59S</meta:editing-duration>
    <meta:document-statistic meta:table-count="2" meta:image-count="0" meta:object-count="0" meta:page-count="1" meta:paragraph-count="33" meta:word-count="71" meta:character-count="407" meta:non-whitespace-character-count="369"/>
    <meta:user-defined meta:name="Info 1"/>
    <meta:user-defined meta:name="Info 2"/>
    <meta:user-defined meta:name="Info 3"/>
    <meta:user-defined meta:name="Info 4"/>
  </office:meta>
</office:document-meta>
</file>